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c58a" officeooo:paragraph-rsid="000ec58a"/>
    </style:style>
    <style:style style:name="P2" style:family="paragraph" style:parent-style-name="Standard">
      <style:text-properties officeooo:rsid="000fb349" officeooo:paragraph-rsid="000fb349"/>
    </style:style>
    <style:style style:name="P3" style:family="paragraph" style:parent-style-name="Standard">
      <style:text-properties officeooo:rsid="00122cee" officeooo:paragraph-rsid="00122cee"/>
    </style:style>
    <style:style style:name="P4" style:family="paragraph" style:parent-style-name="Standard">
      <style:text-properties officeooo:rsid="001388ad" officeooo:paragraph-rsid="001388ad"/>
    </style:style>
    <style:style style:name="P5" style:family="paragraph" style:parent-style-name="Standard">
      <style:text-properties officeooo:rsid="00141c99" officeooo:paragraph-rsid="00141c99"/>
    </style:style>
    <style:style style:name="P6" style:family="paragraph" style:parent-style-name="Standard">
      <style:text-properties officeooo:rsid="001446eb" officeooo:paragraph-rsid="001446eb"/>
    </style:style>
    <style:style style:name="P7" style:family="paragraph" style:parent-style-name="Standard">
      <style:text-properties officeooo:rsid="0014ae59" officeooo:paragraph-rsid="0014ae59"/>
    </style:style>
    <style:style style:name="P8" style:family="paragraph" style:parent-style-name="Standard">
      <style:text-properties officeooo:rsid="0016705d" officeooo:paragraph-rsid="0016705d"/>
    </style:style>
    <style:style style:name="P9" style:family="paragraph" style:parent-style-name="Standard">
      <style:text-properties officeooo:rsid="0016705d" officeooo:paragraph-rsid="001b72fe"/>
    </style:style>
    <style:style style:name="P10" style:family="paragraph" style:parent-style-name="Standard">
      <style:text-properties officeooo:rsid="001816a1" officeooo:paragraph-rsid="001816a1"/>
    </style:style>
    <style:style style:name="P11" style:family="paragraph" style:parent-style-name="Standard">
      <style:text-properties officeooo:rsid="001816a1" officeooo:paragraph-rsid="001b72fe"/>
    </style:style>
    <style:style style:name="P12" style:family="paragraph" style:parent-style-name="Standard">
      <style:text-properties officeooo:rsid="00188e4c" officeooo:paragraph-rsid="00188e4c"/>
    </style:style>
    <style:style style:name="P13" style:family="paragraph" style:parent-style-name="Standard">
      <style:text-properties officeooo:rsid="001f140d" officeooo:paragraph-rsid="001f140d"/>
    </style:style>
    <style:style style:name="P14" style:family="paragraph" style:parent-style-name="Standard">
      <style:text-properties officeooo:rsid="00203952" officeooo:paragraph-rsid="00203952"/>
    </style:style>
    <style:style style:name="P15" style:family="paragraph" style:parent-style-name="Standard">
      <style:text-properties officeooo:rsid="00232318" officeooo:paragraph-rsid="00232318"/>
    </style:style>
    <style:style style:name="P16" style:family="paragraph" style:parent-style-name="Standard">
      <style:text-properties officeooo:rsid="0024d344" officeooo:paragraph-rsid="0024d344"/>
    </style:style>
    <style:style style:name="P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446eb" officeooo:paragraph-rsid="001446eb"/>
    </style:style>
    <style:style style:name="P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705d" officeooo:paragraph-rsid="001b72fe"/>
    </style:style>
    <style:style style:name="P19" style:family="paragraph" style:parent-style-name="Preformatted_20_Text">
      <style:text-properties officeooo:rsid="00188e4c" officeooo:paragraph-rsid="00188e4c"/>
    </style:style>
    <style:style style:name="P20" style:family="paragraph" style:parent-style-name="Preformatted_20_Text">
      <style:text-properties officeooo:rsid="00188e4c" officeooo:paragraph-rsid="001b28c6"/>
    </style:style>
    <style:style style:name="P21" style:family="paragraph" style:parent-style-name="Preformatted_20_Text">
      <style:text-properties officeooo:rsid="00188e4c" officeooo:paragraph-rsid="001c9859"/>
    </style:style>
    <style:style style:name="P22" style:family="paragraph" style:parent-style-name="Preformatted_20_Text">
      <style:text-properties officeooo:rsid="00188e4c" officeooo:paragraph-rsid="001d205a"/>
    </style:style>
    <style:style style:name="P23" style:family="paragraph" style:parent-style-name="Standard">
      <style:text-properties officeooo:rsid="002639a0" officeooo:paragraph-rsid="002639a0"/>
    </style:style>
    <style:style style:name="P24" style:family="paragraph" style:parent-style-name="Standard">
      <style:text-properties officeooo:rsid="002abaac" officeooo:paragraph-rsid="002abaac"/>
    </style:style>
    <style:style style:name="P25" style:family="paragraph" style:parent-style-name="Standard">
      <style:text-properties officeooo:rsid="000ec58a" officeooo:paragraph-rsid="000ec58a"/>
    </style:style>
    <style:style style:name="P26" style:family="paragraph" style:parent-style-name="Standard">
      <style:text-properties officeooo:rsid="000ec58a" officeooo:paragraph-rsid="002d8bd7"/>
    </style:style>
    <style:style style:name="P27" style:family="paragraph" style:parent-style-name="Standard">
      <style:text-properties officeooo:rsid="002c53f4" officeooo:paragraph-rsid="002c53f4"/>
    </style:style>
    <style:style style:name="P28" style:family="paragraph" style:parent-style-name="Standard">
      <style:text-properties officeooo:rsid="001446eb" officeooo:paragraph-rsid="001446eb"/>
    </style:style>
    <style:style style:name="T1" style:family="text">
      <style:text-properties fo:font-variant="normal" fo:text-transform="none" style:font-name="Liberation Serif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officeooo:rsid="001b28c6" fo:background-color="transparent" loext:char-shading-value="0" style:font-size-asian="12pt" style:font-size-complex="12pt" loext:padding="0cm" loext:border="none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c9859" fo:background-color="transparent" loext:char-shading-value="0" style:font-size-asian="12pt" style:font-size-complex="12pt" loext:padding="0cm" loext:border="none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1d205a" fo:background-color="transparent" loext:char-shading-value="0" style:font-size-asian="12pt" style:font-size-complex="12pt" loext:padding="0cm" loext:border="none"/>
    </style:style>
    <style:style style:name="T5" style:family="text">
      <style:text-properties officeooo:rsid="001a1c35"/>
    </style:style>
    <style:style style:name="T6" style:family="text">
      <style:text-properties officeooo:rsid="0024832e"/>
    </style:style>
    <style:style style:name="T7" style:family="text">
      <style:text-properties officeooo:rsid="002aba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>NAME:MANASA V BHAT</text:p>
      <text:p text:style-name="P27">PSNO:99005021</text:p>
      <text:p text:style-name="P1"/>
      <text:p text:style-name="P2">2.Find the elements which is closest to its mean</text:p>
      <text:p text:style-name="P2"/>
      <text:p text:style-name="P2">lst = [10,20,30,20,20]</text:p>
      <text:p text:style-name="P2">avg=sum(lst)/len(lst)</text:p>
      <text:p text:style-name="P2">for i in lst:</text:p>
      <text:p text:style-name="P2"><text:tab/>if i==avg:</text:p>
      <text:p text:style-name="P2"><text:tab/><text:tab/>print(i)</text:p>
      <text:p text:style-name="P2"/>
      <text:p text:style-name="P3">3.FIND THE AVERAGE SPEED OF THE VEHICLE</text:p>
      <text:p text:style-name="P3"/>
      <text:p text:style-name="P3">dist = []</text:p>
      <text:p text:style-name="P3">timet=[]</text:p>
      <text:p text:style-name="P3">n = 5</text:p>
      <text:p text:style-name="P3">for i in range(0, n):</text:p>
      <text:p text:style-name="P3"><text:tab/>ele = int(input())</text:p>
      <text:p text:style-name="P3"><text:tab/>dist.append(ele) </text:p>
      <text:p text:style-name="P3"><text:s text:c="5"/></text:p>
      <text:p text:style-name="P3">print(dist)</text:p>
      <text:p text:style-name="P3">for i in range(0,n):</text:p>
      <text:p text:style-name="P3"><text:tab/>ete=int(input())</text:p>
      <text:p text:style-name="P3"><text:tab/>timet.append(ete)</text:p>
      <text:p text:style-name="P3">print(timet)</text:p>
      <text:p text:style-name="P3">d=sum(dist)</text:p>
      <text:p text:style-name="P3">t=sum(timet)</text:p>
      <text:p text:style-name="P3">speed=d/t</text:p>
      <text:p text:style-name="P3">print(speed)</text:p>
      <text:p text:style-name="P3"/>
      <text:p text:style-name="P15">4.<text:span text:style-name="T6">FIND NUMBER OF PEOPLE IN THE BUS GIVEN THE NUMBER OF PEOPLE BOARDING AND ALIGHTING</text:span></text:p>
      <text:p text:style-name="P15">people = []</text:p>
      <text:p text:style-name="P15">n = int(input("Enter number of stations: "))</text:p>
      <text:p text:style-name="P15">print("number of people boarding at each station:")</text:p>
      <text:p text:style-name="P15">for i in range(0, n):</text:p>
      <text:p text:style-name="P15"><text:tab/>ele = int(input())</text:p>
      <text:p text:style-name="P15"><text:tab/>people.append(ele) </text:p>
      <text:p text:style-name="P15">print("number of people boarding at each station",people)</text:p>
      <text:p text:style-name="P15">alighting = []</text:p>
      <text:p text:style-name="P15">print("number of people alighting at each station")</text:p>
      <text:p text:style-name="P15">for i in range(0, n):</text:p>
      <text:p text:style-name="P15"><text:tab/>el = int(input())</text:p>
      <text:p text:style-name="P15"><text:tab/>alighting.append(el) </text:p>
      <text:p text:style-name="P15">print("number of people alightingat each station",alighting)</text:p>
      <text:p text:style-name="P15"/>
      <text:p text:style-name="P15">"""people=[10,20,30,40,50]</text:p>
      <text:p text:style-name="P15">alighting=[5,6,7,8,10]"""</text:p>
      <text:p text:style-name="P15"><text:soft-page-break/>total=[]</text:p>
      <text:p text:style-name="P15">for i in range(0,n):</text:p>
      <text:p text:style-name="P15"><text:tab/>diff=people[i]-alighting[i]</text:p>
      <text:p text:style-name="P15"><text:tab/>total.append(diff)</text:p>
      <text:p text:style-name="P15"><text:tab/>print("people on bus at each station",diff)</text:p>
      <text:p text:style-name="P15">print(total)</text:p>
      <text:p text:style-name="P15">sum1=sum(total)</text:p>
      <text:p text:style-name="P15">print("total number of people in the bus:",sum1)</text:p>
      <text:p text:style-name="P15"/>
      <text:p text:style-name="P13">5.FIND THE MISSING ELEMENT GIVEN AN ORIGINAL AND UPDATED STRING</text:p>
      <text:p text:style-name="P13"/>
      <text:p text:style-name="P14">mylist1=[1,2,3,4,5]</text:p>
      <text:p text:style-name="P14">outlist=[3,4,5,1]</text:p>
      <text:p text:style-name="P13">l = [x for x in mylist1 if x not in outlist]</text:p>
      <text:p text:style-name="P13">print("Number of items missing: " , len(l))</text:p>
      <text:p text:style-name="P13">for x in mylist1:</text:p>
      <text:p text:style-name="P13"><text:s text:c="4"/>if x in l:</text:p>
      <text:p text:style-name="P13"><text:s text:c="8"/>print(x , " is missing")</text:p>
      <text:p text:style-name="P3"/>
      <text:p text:style-name="P4">6.DIFFRENCE BETWEEN 2 LOWEST NUMBERS IN THE LIST</text:p>
      <text:p text:style-name="P4"/>
      <text:p text:style-name="P4">mylist=[1,2,5,4,7,6,8]</text:p>
      <text:p text:style-name="P4">mylist.sort()</text:p>
      <text:p text:style-name="P4">print(mylist)</text:p>
      <text:p text:style-name="P4">diff=mylist[1]-mylist[0]</text:p>
      <text:p text:style-name="P4">print(diff)</text:p>
      <text:p text:style-name="P4"/>
      <text:p text:style-name="P5">7.PRINT ALL THE ELEMENTS LESS THAN THE AVERAGE IN THE LIST</text:p>
      <text:p text:style-name="P5"/>
      <text:p text:style-name="P6">lst = [10,20,30,20,20,30,15]</text:p>
      <text:p text:style-name="P6">avg=sum(lst)/len(lst)</text:p>
      <text:p text:style-name="P6">men1=[]</text:p>
      <text:p text:style-name="P6">print("average",avg)</text:p>
      <text:p text:style-name="P6">for i in lst:</text:p>
      <text:p text:style-name="P6"><text:tab/>if i&lt;avg:</text:p>
      <text:p text:style-name="P6"><text:tab/><text:tab/>print(i)</text:p>
      <text:p text:style-name="P6"><text:tab/><text:tab/>men1.append(i)</text:p>
      <text:p text:style-name="P6">print("number of elements less than mean",len(men1))</text:p>
      <text:p text:style-name="P6"/>
      <text:p text:style-name="P26">1.PROGRAM TO FIND THE ODD ONE OUT</text:p>
      <text:p text:style-name="P26"/>
      <text:p text:style-name="P26">mylist=[20,30,20,20,20]</text:p>
      <text:p text:style-name="P26">from collections import Counter</text:p>
      <text:p text:style-name="P26">counter = Counter(mylist)</text:p>
      <text:p text:style-name="P26">print(min(counter, key=counter.get))</text:p>
      <text:p text:style-name="P17"/>
      <text:p text:style-name="P16">1.CORRECT THE MALFORMED STRING</text:p>
      <text:p text:style-name="P16">time="5:70:65"</text:p>
      <text:p text:style-name="P16">t1=time.split(":")</text:p>
      <text:p text:style-name="P16"><text:soft-page-break/>t2=[]</text:p>
      <text:p text:style-name="P16">for i in t1:</text:p>
      <text:p text:style-name="P16"><text:tab/>t2.append(int(i))</text:p>
      <text:p text:style-name="P16">t1.clear()</text:p>
      <text:p text:style-name="P16">if(t2[1]&gt;60):</text:p>
      <text:p text:style-name="P16"><text:tab/>if(t2[0]==12):</text:p>
      <text:p text:style-name="P16"><text:tab/><text:tab/>t2[0]=1</text:p>
      <text:p text:style-name="P16"><text:tab/>else:</text:p>
      <text:p text:style-name="P16"><text:tab/><text:tab/>t2[0]=t2[0]+1</text:p>
      <text:p text:style-name="P16"><text:tab/>t2[1]=t2[1]-60</text:p>
      <text:p text:style-name="P16">if(t2[2]&gt;60):</text:p>
      <text:p text:style-name="P16"><text:tab/>t2[1]=t2[1]+1<text:tab/></text:p>
      <text:p text:style-name="P16"><text:tab/>t2[2]=t2[2]-60</text:p>
      <text:p text:style-name="P16">for i in t2:</text:p>
      <text:p text:style-name="P16"><text:tab/>t1.append(str(i))</text:p>
      <text:p text:style-name="P16"><text:tab/>t1.append(":")</text:p>
      <text:p text:style-name="P16">t1.pop(-1)</text:p>
      <text:p text:style-name="P16">for i in t1:</text:p>
      <text:p text:style-name="P16"><text:tab/>print(i,end="")<text:tab/></text:p>
      <text:p text:style-name="P16"/>
      <text:p text:style-name="P23">2.<text:span text:style-name="T7">CORRECT THE MALFORMED DATE STRING</text:span></text:p>
      <text:p text:style-name="P24">date="45/8/2018"</text:p>
      <text:p text:style-name="P24">d1=date.split("/")</text:p>
      <text:p text:style-name="P24">month={1:31,2:28,3:31,4:30,5:31,6:30,7:31,8:31,9:30,10:31,11:30,12:31}</text:p>
      <text:p text:style-name="P24">d2=[]</text:p>
      <text:p text:style-name="P24">for i in d1:</text:p>
      <text:p text:style-name="P24"><text:tab/>d2.append(int(i))</text:p>
      <text:p text:style-name="P24">d1.clear()</text:p>
      <text:p text:style-name="P24">if(d2[1]&lt;=12):</text:p>
      <text:p text:style-name="P24"><text:tab/>days=month.get(d2[1])</text:p>
      <text:p text:style-name="P24">else:</text:p>
      <text:p text:style-name="P24"><text:tab/>days=month.get(d2[1]-12)</text:p>
      <text:p text:style-name="P24">if(d2[1]&gt;12):</text:p>
      <text:p text:style-name="P24"><text:tab/>d2[1]=d2[1]-12</text:p>
      <text:p text:style-name="P24"><text:tab/>d2[2]=d2[2]+1</text:p>
      <text:p text:style-name="P24">if(d2[0]&gt;days):</text:p>
      <text:p text:style-name="P24"><text:tab/>d2[0]=d2[0]-days</text:p>
      <text:p text:style-name="P24"><text:tab/>d2[1]=d2[1]+1</text:p>
      <text:p text:style-name="P24">for i in d2:</text:p>
      <text:p text:style-name="P24"><text:tab/>d1.append(str(i))</text:p>
      <text:p text:style-name="P24"><text:tab/>d1.append("/")</text:p>
      <text:p text:style-name="P24">d1.pop(-1)</text:p>
      <text:p text:style-name="P24">for i in d1:</text:p>
      <text:p text:style-name="P24"><text:tab/>print(i,end="")</text:p>
      <text:p text:style-name="P24"><text:tab/></text:p>
      <text:p text:style-name="P11"/>
      <text:p text:style-name="P11">3.CONVERT IP ADDRESS TO INTEGER AND VICE VERSA</text:p>
      <text:p text:style-name="P11"/>
      <text:p text:style-name="P11">import ipaddress</text:p>
      <text:p text:style-name="P11"><text:soft-page-break/>print(ipaddress.ip_address(3221225000))</text:p>
      <text:p text:style-name="P11">print(ipaddress.ip_address(123))</text:p>
      <text:p text:style-name="P11">print(ipaddress.ip_address(42540766400282592856903984001653826561))</text:p>
      <text:p text:style-name="P11">import ipaddress</text:p>
      <text:p text:style-name="P11"><text:s text:c="2"/></text:p>
      <text:p text:style-name="P11"/>
      <text:p text:style-name="P11">addr1 = ipaddress.ip_address('191.255.254.40')</text:p>
      <text:p text:style-name="P11">addr2 = ipaddress.ip_address('0.0.0.123')</text:p>
      <text:p text:style-name="P11">print(int(addr1))</text:p>
      <text:p text:style-name="P11">print(int(addr2))</text:p>
      <text:p text:style-name="P11"><text:s text:c="2"/></text:p>
      <text:p text:style-name="P11"/>
      <text:p text:style-name="P11">addr3 = ipaddress.ip_address('2001:db7:dc75:365:220a:7c84:d796:6401')</text:p>
      <text:p text:style-name="P11">print(int(addr3))</text:p>
      <text:p text:style-name="P7"/>
      <text:p text:style-name="P7">4.ISOGRAM OR NOT</text:p>
      <text:p text:style-name="P7"/>
      <text:p text:style-name="P7">def isog(word):</text:p>
      <text:p text:style-name="P7"><text:tab/>word1=word.lower()</text:p>
      <text:p text:style-name="P7"><text:tab/>mylist=[]</text:p>
      <text:p text:style-name="P7"/>
      <text:p text:style-name="P7"><text:tab/>for i in word1:</text:p>
      <text:p text:style-name="P7"><text:tab/><text:tab/>if i.isalpha():</text:p>
      <text:p text:style-name="P7"><text:tab/><text:tab/><text:tab/>if i in mylist:</text:p>
      <text:p text:style-name="P7"><text:tab/><text:tab/><text:tab/><text:tab/>return False</text:p>
      <text:p text:style-name="P7"><text:tab/><text:tab/><text:tab/>mylist.append(i)</text:p>
      <text:p text:style-name="P7"><text:tab/>return True</text:p>
      <text:p text:style-name="P7">print(isog("maharaja"))</text:p>
      <text:p text:style-name="P7">print(isog("lery"))</text:p>
      <text:p text:style-name="P7"/>
      <text:p text:style-name="P8"/>
      <text:p text:style-name="P8"/>
      <text:p text:style-name="P10"/>
      <text:p text:style-name="P10"/>
      <text:p text:style-name="P10"/>
      <text:p text:style-name="P12"><text:span text:style-name="T5">5</text:span>.MEXICAN WAVE</text:p>
      <text:p text:style-name="P12"/>
      <text:p text:style-name="P19"><text:span text:style-name="Source_20_Text"><text:span text:style-name="T1">s='earth'</text:span></text:span></text:p>
      <text:p text:style-name="P19"><text:span text:style-name="Source_20_Text"><text:span text:style-name="T1">new=[]</text:span></text:span></text:p>
      <text:p text:style-name="P19"><text:span text:style-name="Source_20_Text"><text:span text:style-name="T1">for i, val in enumerate(s[:]):</text:span></text:span></text:p>
      <text:p text:style-name="P19"><text:span text:style-name="Source_20_Text"><text:span text:style-name="T1"><text:s text:c="4"/>up=s[i].upper()</text:span></text:span></text:p>
      <text:p text:style-name="P19"><text:span text:style-name="Source_20_Text"><text:span text:style-name="T1"><text:s text:c="4"/>c=s[:i] + up + s[i+1:]</text:span></text:span></text:p>
      <text:p text:style-name="P19"><text:span text:style-name="Source_20_Text"><text:span text:style-name="T1"><text:s text:c="4"/>new.append(c)</text:span></text:span></text:p>
      <text:p text:style-name="P19"><text:span text:style-name="Source_20_Text"><text:span text:style-name="T1">print(new)</text:span></text:span></text:p>
      <text:p text:style-name="P19"><text:span text:style-name="Source_20_Text"><text:span text:style-name="T1"/></text:span></text:p>
      <text:p text:style-name="P20"><text:span text:style-name="Source_20_Text"><text:span text:style-name="T2">6.given a number find the largest number by deleting single digit (order of digits will remain same) </text:span></text:span></text:p>
      <text:p text:style-name="P19"><text:span text:style-name="Source_20_Text"><text:span text:style-name="T1"/></text:span></text:p>
      <text:p text:style-name="P20"><text:span text:style-name="Source_20_Text"><text:span text:style-name="T2">def maxnumber(n, k):</text:span></text:span></text:p>
      <text:p text:style-name="P20"><text:span text:style-name="Source_20_Text"><text:span text:style-name="T2"/></text:span></text:p>
      <text:p text:style-name="P20"><text:soft-page-break/><text:span text:style-name="Source_20_Text"><text:span text:style-name="T2"><text:s text:c="2"/></text:span></text:span></text:p>
      <text:p text:style-name="P20"><text:span text:style-name="Source_20_Text"><text:span text:style-name="T2"><text:s text:c="4"/>for i in range(0, k):</text:span></text:span></text:p>
      <text:p text:style-name="P20"><text:span text:style-name="Source_20_Text"><text:span text:style-name="T2"><text:s text:c="6"/></text:span></text:span></text:p>
      <text:p text:style-name="P20"><text:span text:style-name="Source_20_Text"><text:span text:style-name="T2"><text:s text:c="8"/>ans = 0</text:span></text:span></text:p>
      <text:p text:style-name="P20"><text:span text:style-name="Source_20_Text"><text:span text:style-name="T2"><text:s text:c="8"/>i = 1</text:span></text:span></text:p>
      <text:p text:style-name="P20"><text:span text:style-name="Source_20_Text"><text:span text:style-name="T2"><text:s text:c="7"/></text:span></text:span></text:p>
      <text:p text:style-name="P20"><text:span text:style-name="Source_20_Text"><text:span text:style-name="T2"><text:s text:c="8"/>while n // i &gt; 0:</text:span></text:span></text:p>
      <text:p text:style-name="P20"><text:span text:style-name="Source_20_Text"><text:span text:style-name="T2"><text:s text:c="6"/></text:span></text:span></text:p>
      <text:p text:style-name="P20"><text:span text:style-name="Source_20_Text"><text:span text:style-name="T2"><text:s text:c="12"/>temp = (n//(i * 10))*i + (n % i)</text:span></text:span></text:p>
      <text:p text:style-name="P20"><text:span text:style-name="Source_20_Text"><text:span text:style-name="T2"><text:s text:c="12"/>i *= 10</text:span></text:span></text:p>
      <text:p text:style-name="P20"><text:span text:style-name="Source_20_Text"><text:span text:style-name="T2"><text:s text:c="8"/></text:span></text:span></text:p>
      <text:p text:style-name="P20"><text:span text:style-name="Source_20_Text"><text:span text:style-name="T2"><text:s text:c="9"/></text:span></text:span></text:p>
      <text:p text:style-name="P20"><text:span text:style-name="Source_20_Text"><text:span text:style-name="T2"><text:s text:c="3"/></text:span></text:span></text:p>
      <text:p text:style-name="P20"><text:span text:style-name="Source_20_Text"><text:span text:style-name="T2"><text:s text:c="12"/>if temp &gt; ans:</text:span></text:span></text:p>
      <text:p text:style-name="P20"><text:span text:style-name="Source_20_Text"><text:span text:style-name="T2"><text:s text:c="16"/>ans = temp</text:span></text:span></text:p>
      <text:p text:style-name="P20"><text:span text:style-name="Source_20_Text"><text:span text:style-name="T2"><text:s text:c="8"/>n = ans <text:s text:c="6"/>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<text:s text:c="4"/>return ans;</text:span></text:span></text:p>
      <text:p text:style-name="P20"><text:span text:style-name="Source_20_Text"><text:span text:style-name="T2"><text:s text:c="3"/></text:span></text:span></text:p>
      <text:p text:style-name="P20"><text:span text:style-name="Source_20_Text"><text:span text:style-name="T2"><text:s text:c="2"/></text:span></text:span></text:p>
      <text:p text:style-name="P20"><text:span text:style-name="Source_20_Text"><text:span text:style-name="T2">n = 6358</text:span></text:span></text:p>
      <text:p text:style-name="P20"><text:span text:style-name="Source_20_Text"><text:span text:style-name="T2">k = 1</text:span></text:span></text:p>
      <text:p text:style-name="P20"><text:span text:style-name="Source_20_Text"><text:span text:style-name="T2">print(maxnumber(n, k))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7.GIVEN A NUMBER FIND THE LARGEST BY SHUFFLING THE DIGITS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def maximum1(inu):</text:span></text:span></text:p>
      <text:p text:style-name="P20"><text:span text:style-name="Source_20_Text"><text:span text:style-name="T2"><text:s/></text:span></text:span></text:p>
      <text:p text:style-name="P20"><text:span text:style-name="Source_20_Text"><text:span text:style-name="T2"><text:s text:c="4"/></text:span></text:span></text:p>
      <text:p text:style-name="P20"><text:span text:style-name="Source_20_Text"><text:span text:style-name="T2"><text:s text:c="4"/>count = [0 for x in range(10)]</text:span></text:span></text:p>
      <text:p text:style-name="P20"><text:span text:style-name="Source_20_Text"><text:span text:style-name="T2"><text:s/></text:span></text:span></text:p>
      <text:p text:style-name="P20"><text:span text:style-name="Source_20_Text"><text:span text:style-name="T2"><text:s text:c="4"/></text:span></text:span></text:p>
      <text:p text:style-name="P20"><text:span text:style-name="Source_20_Text"><text:span text:style-name="T2"><text:s text:c="4"/>string = str(num)</text:span></text:span></text:p>
      <text:p text:style-name="P20"><text:span text:style-name="Source_20_Text"><text:span text:style-name="T2"><text:s/></text:span></text:span></text:p>
      <text:p text:style-name="P20"><text:span text:style-name="Source_20_Text"><text:span text:style-name="T2"><text:s text:c="4"/></text:span></text:span></text:p>
      <text:p text:style-name="P20"><text:span text:style-name="Source_20_Text"><text:span text:style-name="T2"><text:s text:c="4"/>for i in range(len(string)):</text:span></text:span></text:p>
      <text:p text:style-name="P20"><text:span text:style-name="Source_20_Text"><text:span text:style-name="T2"><text:s text:c="8"/>count[int(string[i])] = count[int(string[i])] + <text:s/>1</text:span></text:span></text:p>
      <text:p text:style-name="P20"><text:span text:style-name="Source_20_Text"><text:span text:style-name="T2"><text:s/></text:span></text:span></text:p>
      <text:p text:style-name="P20"><text:span text:style-name="Source_20_Text"><text:span text:style-name="T2"><text:s text:c="4"/></text:span></text:span></text:p>
      <text:p text:style-name="P20"><text:span text:style-name="Source_20_Text"><text:span text:style-name="T2"><text:s text:c="4"/>res = 0</text:span></text:span></text:p>
      <text:p text:style-name="P20"><text:span text:style-name="Source_20_Text"><text:span text:style-name="T2"><text:s text:c="4"/>mult = 1</text:span></text:span></text:p>
      <text:p text:style-name="P20"><text:span text:style-name="Source_20_Text"><text:span text:style-name="T2"><text:s/></text:span></text:span></text:p>
      <text:p text:style-name="P20"><text:span text:style-name="Source_20_Text"><text:span text:style-name="T2"><text:s text:c="4"/></text:span></text:span></text:p>
      <text:p text:style-name="P20"><text:span text:style-name="Source_20_Text"><text:span text:style-name="T2"><text:s/></text:span></text:span></text:p>
      <text:p text:style-name="P20"><text:span text:style-name="Source_20_Text"><text:span text:style-name="T2"><text:s text:c="4"/>for i in range(10):</text:span></text:span></text:p>
      <text:p text:style-name="P20"><text:span text:style-name="Source_20_Text"><text:span text:style-name="T2"><text:s text:c="8"/>while count[i] &gt; 0:</text:span></text:span></text:p>
      <text:p text:style-name="P20"><text:span text:style-name="Source_20_Text"><text:span text:style-name="T2"><text:s text:c="12"/>res = res + ( i * mult )</text:span></text:span></text:p>
      <text:p text:style-name="P20"><text:span text:style-name="Source_20_Text"><text:span text:style-name="T2"><text:s text:c="12"/>count[i] = count[i] - 1</text:span></text:span></text:p>
      <text:p text:style-name="P20"><text:span text:style-name="Source_20_Text"><text:span text:style-name="T2"><text:s text:c="12"/>mult = mult* 10</text:span></text:span></text:p>
      <text:p text:style-name="P20"><text:soft-page-break/><text:span text:style-name="Source_20_Text"><text:span text:style-name="T2"><text:s/>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<text:s text:c="4"/>return res</text:span></text:span></text:p>
      <text:p text:style-name="P20"><text:span text:style-name="Source_20_Text"><text:span text:style-name="T2"><text:s/>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>num = 23456345</text:span></text:span></text:p>
      <text:p text:style-name="P20"><text:span text:style-name="Source_20_Text"><text:span text:style-name="T2">print maximum1(num)</text:span></text:span></text:p>
      <text:p text:style-name="P20"><text:span text:style-name="Source_20_Text"><text:span text:style-name="T2"/></text:span></text:p>
      <text:p text:style-name="P21"><text:span text:style-name="Source_20_Text"><text:span text:style-name="T3">8.COMPUTE THE WORD FREQUENCY</text:span></text:span></text:p>
      <text:p text:style-name="P21"><text:span text:style-name="Source_20_Text"><text:span text:style-name="T3">def wordcount(str):</text:span></text:span></text:p>
      <text:p text:style-name="P21"><text:span text:style-name="Source_20_Text"><text:span text:style-name="T3"><text:s text:c="4"/>counts = dict()</text:span></text:span></text:p>
      <text:p text:style-name="P21"><text:span text:style-name="Source_20_Text"><text:span text:style-name="T3"><text:s text:c="4"/>words = str.split()</text:span></text:span></text:p>
      <text:p text:style-name="P21"><text:span text:style-name="Source_20_Text"><text:span text:style-name="T3"/></text:span></text:p>
      <text:p text:style-name="P21"><text:span text:style-name="Source_20_Text"><text:span text:style-name="T3"><text:s text:c="4"/>for word in words:</text:span></text:span></text:p>
      <text:p text:style-name="P21"><text:span text:style-name="Source_20_Text"><text:span text:style-name="T3"><text:s text:c="8"/>if word in counts:</text:span></text:span></text:p>
      <text:p text:style-name="P21"><text:span text:style-name="Source_20_Text"><text:span text:style-name="T3"><text:s text:c="12"/>counts[word] += 1</text:span></text:span></text:p>
      <text:p text:style-name="P21"><text:span text:style-name="Source_20_Text"><text:span text:style-name="T3"><text:s text:c="8"/>else:</text:span></text:span></text:p>
      <text:p text:style-name="P21"><text:span text:style-name="Source_20_Text"><text:span text:style-name="T3"><text:s text:c="12"/>counts[word] = 1</text:span></text:span></text:p>
      <text:p text:style-name="P21"><text:span text:style-name="Source_20_Text"><text:span text:style-name="T3"/></text:span></text:p>
      <text:p text:style-name="P21"><text:span text:style-name="Source_20_Text"><text:span text:style-name="T3"><text:s text:c="4"/>return counts</text:span></text:span></text:p>
      <text:p text:style-name="P21"><text:span text:style-name="Source_20_Text"><text:span text:style-name="T3"/></text:span></text:p>
      <text:p text:style-name="P21"><text:span text:style-name="Source_20_Text"><text:span text:style-name="T3">print( wordcount('i love my country and love my city.'))</text:span></text:span></text:p>
      <text:p text:style-name="P21"><text:span text:style-name="Source_20_Text"><text:span text:style-name="T3"/></text:span></text:p>
      <text:p text:style-name="P22"><text:span text:style-name="Source_20_Text"><text:span text:style-name="T4">9.RGB TO HEX AND VICE VERSA</text:span></text:span></text:p>
      <text:p text:style-name="P22"><text:span text:style-name="Source_20_Text"><text:span text:style-name="T4">def rgbtohex(rgb):</text:span></text:span></text:p>
      <text:p text:style-name="P22"><text:span text:style-name="Source_20_Text"><text:span text:style-name="T4"><text:s text:c="4"/>return '%02x%02x%02x' % rgb</text:span></text:span></text:p>
      <text:p text:style-name="P22"><text:span text:style-name="Source_20_Text"><text:span text:style-name="T4">print(rgbtohex((255, 255, 195)))</text:span></text:span></text:p>
      <text:p text:style-name="P22"><text:span text:style-name="Source_20_Text"><text:span text:style-name="T4">def hextorgb(value):</text:span></text:span></text:p>
      <text:p text:style-name="P22"><text:span text:style-name="Source_20_Text"><text:span text:style-name="T4"><text:s text:c="4"/>value = value.lstrip('#')</text:span></text:span></text:p>
      <text:p text:style-name="P22"><text:span text:style-name="Source_20_Text"><text:span text:style-name="T4"><text:s text:c="4"/>lv = len(value)</text:span></text:span></text:p>
      <text:p text:style-name="P22"><text:span text:style-name="Source_20_Text"><text:span text:style-name="T4"><text:s text:c="4"/>return tuple(int(value[i:i+lv//3], 16) for i in range(0, lv, lv//3))</text:span></text:span></text:p>
      <text:p text:style-name="P22"><text:span text:style-name="Source_20_Text"><text:span text:style-name="T4">print(hextorgb("FF65BA"))</text:span></text:span></text:p>
      <text:p text:style-name="P20"><text:span text:style-name="Source_20_Text"><text:span text:style-name="T2"/></text:span></text:p>
      <text:p text:style-name="P9">10.Generate accumulated string</text:p>
      <text:p text:style-name="P9"/>
      <text:p text:style-name="P9">n = int(input("Enter number of rows: "))</text:p>
      <text:p text:style-name="P9"/>
      <text:p text:style-name="P9">a = 97</text:p>
      <text:p text:style-name="P9"/>
      <text:p text:style-name="P9">for i in range(1,n+1):</text:p>
      <text:p text:style-name="P9"><text:s text:c="4"/>for j in range(1, i+1):</text:p>
      <text:p text:style-name="P9"><text:s text:c="8"/>print("%c" %(a), end="")</text:p>
      <text:p text:style-name="P9"><text:s text:c="4"/>a +=1</text:p>
      <text:p text:style-name="P18"><text:span text:style-name="Source_20_Text"><text:span text:style-name="T1"><text:s text:c="4"/>print()</text:span></text:span></text:p>
      <text:p text:style-name="P9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8T16:49:57.226781180</meta:creation-date>
    <dc:date>2021-07-08T23:17:42.145897216</dc:date>
    <meta:editing-duration>PT4H14M14S</meta:editing-duration>
    <meta:editing-cycles>28</meta:editing-cycles>
    <meta:generator>LibreOffice/5.1.6.2$Linux_X86_64 LibreOffice_project/10m0$Build-2</meta:generator>
    <meta:document-statistic meta:table-count="0" meta:image-count="0" meta:object-count="0" meta:page-count="6" meta:paragraph-count="240" meta:word-count="638" meta:character-count="5018" meta:non-whitespace-character-count="4150"/>
  </office:meta>
</office:document-meta>
</file>